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Tahoma1" svg:font-family="Tahoma"/>
    <style:font-face style:name="Whitney SSm A" svg:font-family="'Whitney SSm A', 'Whitney SSm B', verdana, 'Lucida Grande', sans-serif"/>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style:line-height-at-least="0.593cm" fo:widows="1" fo:text-indent="0cm" style:auto-text-indent="false" fo:padding="0cm" fo:border="none"/>
    </style:style>
    <style:style style:name="P2" style:family="paragraph" style:parent-style-name="Text_20_body">
      <style:paragraph-properties fo:margin-left="0cm" fo:margin-right="0cm" fo:margin-top="0cm" fo:margin-bottom="0cm" style:line-height-at-least="0.593cm" fo:widows="1" fo:text-indent="0cm" style:auto-text-indent="false" fo:padding="0cm" fo:border="none"/>
      <style:text-properties fo:font-variant="normal" fo:text-transform="none" fo:color="#39424e" style:font-name="Whitney SSm A" fo:font-size="10.8000001907349pt" fo:letter-spacing="normal" fo:font-style="normal" fo:font-weight="normal"/>
    </style:style>
    <style:style style:name="P3" style:family="paragraph" style:parent-style-name="Preformatted_20_Text">
      <style:paragraph-properties fo:margin-left="0cm" fo:margin-right="0cm" fo:margin-top="0cm" fo:margin-bottom="0cm" style:line-height-at-least="0.381cm" fo:widows="1" fo:text-indent="0cm" style:auto-text-indent="false" fo:background-color="#ffffff" fo:padding="0cm" fo:border="none">
        <style:background-image/>
      </style:paragraph-properties>
    </style:style>
    <style:style style:name="P4" style:family="paragraph" style:parent-style-name="Preformatted_20_Text">
      <style:paragraph-properties fo:margin-top="0cm" fo:margin-bottom="0cm" style:line-height-at-least="0.381cm" fo:widows="1" fo:background-color="#ffffff" fo:padding="0cm" fo:border="none">
        <style:background-image/>
      </style:paragraph-properties>
    </style:style>
    <style:style style:name="P5" style:family="paragraph" style:parent-style-name="Heading_20_2">
      <style:paragraph-properties fo:margin-left="0cm" fo:margin-right="0cm" fo:margin-top="0cm" fo:margin-bottom="0cm" style:line-height-at-least="0.593cm" fo:widows="1" fo:text-indent="0cm" style:auto-text-indent="false" fo:padding="0cm" fo:border="none"/>
    </style:style>
    <style:style style:name="T1" style:family="text">
      <style:text-properties fo:font-variant="normal" fo:text-transform="none" fo:color="#39424e" style:font-name="inherit" fo:font-size="10.8000001907349pt" fo:letter-spacing="normal" fo:font-style="normal" fo:font-weight="bold"/>
    </style:style>
    <style:style style:name="T2" style:family="text">
      <style:text-properties fo:font-variant="normal" fo:text-transform="none" fo:color="#39424e" style:font-name="inherit" fo:font-size="7.80000019073486pt" fo:letter-spacing="normal" fo:font-style="normal" fo:font-weight="normal"/>
    </style:style>
    <style:style style:name="T3" style:family="text">
      <style:text-properties fo:font-variant="normal" fo:text-transform="none" fo:color="#39424e" style:font-name="Whitney SSm A" fo:font-size="10.8000001907349pt" fo:letter-spacing="normal" fo:font-style="normal" fo:font-weight="normal"/>
    </style:style>
    <style:style style:name="T4" style:family="text">
      <style:text-properties fo:font-variant="normal" fo:text-transform="none" fo:color="#39424e" style:font-name="Whitney SSm A" fo:font-size="10.8000001907349pt" fo:letter-spacing="normal" fo:font-style="normal" fo:font-weight="bold"/>
    </style:style>
    <style:style style:name="T5" style:family="text">
      <style:text-properties fo:font-variant="normal" fo:text-transform="none" fo:color="#4691f6" style:text-line-through-style="none" style:font-name="inherit" fo:font-size="7.80000019073486pt" fo:letter-spacing="normal" fo:font-style="normal" style:text-underline-style="none" fo:font-weight="normal" style:text-blinking="false"/>
    </style:style>
    <style:style style:name="T6" style:family="text">
      <style:text-properties fo:font-variant="normal" fo:text-transform="none" fo:color="#f65039" style:font-name="Menlo" fo:font-size="10.8000001907349pt" fo:letter-spacing="normal" fo:font-style="normal" fo:font-weight="normal" fo:background-color="#f8f8f8"/>
    </style:style>
    <style:style style:name="T7" style:family="text">
      <style:text-properties fo:font-variant="normal" fo:text-transform="none" fo:color="#454c59" style:font-name="Menlo" fo:font-size="8.39999961853027pt" fo:letter-spacing="normal" fo:font-style="normal" fo:font-weight="normal"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Strong_20_Emphasis"><text:span text:style-name="T4">Compare two linked lists</text:span></text:span></text:h>
      <text:p text:style-name="P1"><text:span text:style-name="Strong_20_Emphasis"><text:span text:style-name="T4">https://www.hackerrank.com/challenges/compare-two-linked-lists</text:span></text:span></text:p>
      <text:p text:style-name="P1"><text:span text:style-name="Strong_20_Emphasis"><text:span text:style-name="T1"/></text:span></text:p>
      <text:p text:style-name="P1"><text:span text:style-name="Strong_20_Emphasis"><text:span text:style-name="T1">Problem Statement</text:span></text:span></text:p>
      <text:p text:style-name="P1"><text:span text:style-name="T2">This challenge is part of a tutorial track by </text:span><text:a xlink:type="simple" xlink:href="http://www.youtube.com/mycodeschool" text:style-name="Internet_20_link" text:visited-style-name="Visited_20_Internet_20_Link"><text:span text:style-name="T5">MyCodeSchool</text:span></text:a></text:p>
      <text:p text:style-name="P2">You’re given the pointer to the head nodes of two linked lists. Compare the data in the nodes of the linked lists to check if they are equal. The lists are equal only if they have the same number of nodes and corresponding nodes contain the same data. Either head pointer given may be null meaning that the corresponding list is empty.</text:p>
      <text:p text:style-name="P1"><text:span text:style-name="Strong_20_Emphasis"><text:span text:style-name="T1">Input Format</text:span></text:span><text:span text:style-name="T3"> <text:line-break/>You have to complete the </text:span><text:span text:style-name="Source_20_Text"><text:span text:style-name="T6">int CompareLists(Node* headA, Node* headB)</text:span></text:span><text:span text:style-name="T3"> method which takes two arguments - the heads of the two linked lists to compare. You should NOT read any input from stdin/console.</text:span></text:p>
      <text:p text:style-name="P1"><text:span text:style-name="Strong_20_Emphasis"><text:span text:style-name="T1">Output Format</text:span></text:span><text:span text:style-name="T3"> <text:line-break/>Compare the two linked lists and </text:span><text:span text:style-name="Source_20_Text"><text:span text:style-name="T6">return</text:span></text:span><text:span text:style-name="T3"> 1 if the lists are equal. Otherwise, </text:span><text:span text:style-name="Source_20_Text"><text:span text:style-name="T6">return</text:span></text:span><text:span text:style-name="T3"> 0. Do NOT print anything to stdout/console.</text:span></text:p>
      <text:p text:style-name="P1"><text:span text:style-name="Strong_20_Emphasis"><text:span text:style-name="T1">Sample Input</text:span></text:span></text:p>
      <text:p text:style-name="P2">NULL, 1 --&gt; NULL <text:line-break/>1 --&gt; 2 --&gt; NULL, 1 --&gt; 2 --&gt; NULL</text:p>
      <text:p text:style-name="P1"><text:span text:style-name="Strong_20_Emphasis"><text:span text:style-name="T1">Sample Output</text:span></text:span></text:p>
      <text:p text:style-name="P3"><text:span text:style-name="Source_20_Text"><text:span text:style-name="T7">0</text:span></text:span></text:p>
      <text:p text:style-name="P4"><text:span text:style-name="Source_20_Text"><text:span text:style-name="T7">1</text:span></text:span></text:p>
      <text:p text:style-name="P1"><text:span text:style-name="Strong_20_Emphasis"><text:span text:style-name="T1">Explanation</text:span></text:span><text:span text:style-name="T3"> <text:line-break/>1. We compare an empty list with a list containing 1. They don't match, hence return 0. <text:line-break/>2. We have 2 similar lists. Hence return 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Tahoma1" svg:font-family="Tahoma"/>
    <style:font-face style:name="Whitney SSm A" svg:font-family="'Whitney SSm A', 'Whitney SSm B', verdana, 'Lucida Grande', sans-serif"/>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9S</meta:editing-duration>
    <meta:editing-cycles>4</meta:editing-cycles>
    <meta:generator>OpenOffice/4.1.1$Win32 OpenOffice.org_project/411m6$Build-9775</meta:generator>
    <dc:date>2015-08-13T21:56:05.11</dc:date>
    <dc:creator>Nithin Joshua Stephen</dc:creator>
    <meta:document-statistic meta:table-count="0" meta:image-count="0" meta:object-count="0" meta:page-count="1" meta:paragraph-count="13" meta:word-count="190" meta:character-count="1074"/>
    <meta:user-defined meta:name="Info 1"/>
    <meta:user-defined meta:name="Info 2"/>
    <meta:user-defined meta:name="Info 3"/>
    <meta:user-defined meta:name="Info 4"/>
  </office:meta>
</office:document-meta>
</file>